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4.128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10.9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fo:background-color="#1c1c1c" style:text-align-source="fix" style:repeat-content="false" fo:border="0.06pt solid #cccccc" style:vertical-align="middle"/>
      <style:paragraph-properties fo:text-align="center" fo:margin-left="0in"/>
      <style:text-properties fo:color="#ffffff" fo:font-weight="bold" style:font-weight-asian="bold" style:font-weight-complex="bold"/>
      <style:map style:condition="is-true-formula([.$B1]=&quot;Verified&quot;)" style:apply-style-name="Verified" style:base-cell-address="NES.A1"/>
    </style:style>
    <style:style style:name="ce9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in"/>
      <style:map style:condition="is-true-formula([.$B1]=&quot;Verified&quot;)" style:apply-style-name="Verified" style:base-cell-address="NES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.$B1]=&quot;Verified&quot;)" style:apply-style-name="Verified" style:base-cell-address="NES.A1"/>
    </style:style>
    <style:style style:name="ce11" style:family="table-cell" style:parent-style-name="Default">
      <style:table-cell-properties style:text-align-source="fix" style:repeat-content="false" fo:border="0.06pt solid #cccccc" style:vertical-align="middle"/>
      <style:paragraph-properties fo:text-align="start" fo:margin-left="0.139in"/>
      <style:map style:condition="is-true-formula([.$B1]=&quot;Verified&quot;)" style:apply-style-name="Verified" style:base-cell-address="NES.A1"/>
    </style:style>
    <style:style style:name="ce5" style:family="table-cell" style:parent-style-name="Default" style:data-style-name="N100">
      <style:table-cell-properties fo:background-color="#1c1c1c" style:text-align-source="fix" style:repeat-content="false" fo:border="0.06pt solid #cccccc" style:vertical-align="middl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  <style:map style:condition="is-true-formula([.$B1]=&quot;Verified&quot;)" style:apply-style-name="Verified" style:base-cell-address="NES.A1"/>
    </style:style>
    <style:style style:name="ce15" style:family="table-cell" style:parent-style-name="Default" style:data-style-name="N100">
      <style:table-cell-properties style:text-align-source="fix" style:repeat-content="false" fo:border="0.06pt solid #cccccc" style:vertical-align="middle"/>
      <style:paragraph-properties fo:text-align="center" fo:margin-left="0in"/>
      <style:text-properties fo:font-size="8pt" style:font-size-asian="8pt" style:font-size-complex="8pt"/>
      <style:map style:condition="is-true-formula([.$B1]=&quot;Verified&quot;)" style:apply-style-name="Verified" style:base-cell-address="NES.A1"/>
    </style:style>
    <style:style style:name="ce14" style:family="table-cell" style:parent-style-name="Default" style:data-style-name="N100">
      <style:table-cell-properties style:text-align-source="fix" style:repeat-content="false" fo:border="0.06pt solid #cccccc" style:vertical-align="middle"/>
      <style:paragraph-properties fo:text-align="center" fo:margin-left="0in"/>
      <style:text-properties fo:font-size="10pt" style:font-size-asian="10pt" style:font-size-complex="10pt"/>
      <style:map style:condition="is-true-formula([.$B1]=&quot;Verified&quot;)" style:apply-style-name="Verified" style:base-cell-address="NES.A1"/>
    </style:style>
    <style:style style:name="ce16" style:family="table-cell" style:parent-style-name="Default" style:data-style-name="N84">
      <style:table-cell-properties style:text-align-source="fix" style:repeat-content="false" fo:border="0.06pt solid #cccccc" style:vertical-align="middle"/>
      <style:paragraph-properties fo:text-align="start" fo:margin-left="0.139in"/>
      <style:map style:condition="is-true-formula([.$B1]=&quot;Verified&quot;)" style:apply-style-name="Verified" style:base-cell-address="NES.A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NE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1"/>
        <table:table-column table:style-name="co4" table:default-cell-style-name="ce15"/>
        <table:table-column table:style-name="co5" table:default-cell-style-name="ce15"/>
        <table:table-column table:style-name="co6" table:default-cell-style-name="ce14"/>
        <table:table-column table:style-name="co7" table:default-cell-style-name="ce11"/>
        <table:table-column table:style-name="co1" table:number-columns-repeated="1017" table:default-cell-style-name="ce7"/>
        <table:table-row table:style-name="ro1">
          <table:table-cell table:style-name="ce8" office:value-type="string" calcext:value-type="string">
            <text:p>Publish ID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Game Title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Emu</text:p>
          </table:table-cell>
          <table:table-cell table:style-name="ce5" office:value-type="string" calcext:value-type="string">
            <text:p>Last Attempt</text:p>
          </table:table-cell>
          <table:table-cell table:style-name="ce8" office:value-type="string" calcext:value-type="string">
            <text:p>Notes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2859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arkwing Duck</text:p>
          </table:table-cell>
          <table:table-cell office:value-type="string" calcext:value-type="string">
            <text:p>pacifist, no subweapon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2-18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4210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etris</text:p>
          </table:table-cell>
          <table:table-cell office:value-type="string" calcext:value-type="string">
            <text:p>Mode B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2-19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300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ickey Mousecapade</text:p>
          </table:table-cell>
          <table:table-cell/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, enemies clearly are non-deterministic (RNG proven to use some or all uninitialized RAM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3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Jackal</text:p>
          </table:table-cell>
          <table:table-cell office:value-type="string" calcext:value-type="string">
            <text:p>2 player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2-24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397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eenage Mutant Ninja Turtles III: The Manhattan Project</text:p>
          </table:table-cell>
          <table:table-cell/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, unknown time and ca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31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rby’s Adventur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5</text:p>
          </table:table-cell>
          <table:table-cell office:value-type="string" calcext:value-type="string">
            <text:p>Requires resets! <text:s/>Requires initialized RAM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2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rby’s Adventure</text:p>
          </table:table-cell>
          <table:table-cell office:value-type="string" calcext:value-type="string">
            <text:p>game end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5</text:p>
          </table:table-cell>
          <table:table-cell office:value-type="string" calcext:value-type="string">
            <text:p>Requires resets! <text:s/>Requires initialized RAM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89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he Legend of Zelda</text:p>
          </table:table-cell>
          <table:table-cell office:value-type="string" calcext:value-type="string">
            <text:p>Swordless Challenge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2-24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3179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Battletoads</text:p>
          </table:table-cell>
          <table:table-cell/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Missing video! Also has multiple other categories ripe for verification.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86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Gauntle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It’s guantlet! Desyncs in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4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arble Madness</text:p>
          </table:table-cell>
          <table:table-cell/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 consistently, ball moves too far to the left and falls off the platform on first leve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8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6</text:p>
          </table:table-cell>
          <table:table-cell office:value-type="string" calcext:value-type="string">
            <text:p>TheDot said this verifies, but I experience inconsistent desyn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04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Monopoly</text:p>
          </table:table-cell>
          <table:table-cell/>
          <table:table-cell office:value-type="string" calcext:value-type="string">
            <text:p>Bizhaw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17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onopoly</text:p>
          </table:table-cell>
          <table:table-cell office:value-type="string" calcext:value-type="string">
            <text:p>4 CPU’s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, unknown time and ca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7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he Legend of Zelda: Triforce of the Gods</text:p>
          </table:table-cell>
          <table:table-cell/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Bootleg, not compatible on N8 Everdr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6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3-27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4234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warp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3-26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422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Mike Tyson’s Punch-Out!!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3-29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3789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Donkey Kong, DK Jr., DK 3, and DK Jr. Math</text:p>
          </table:table-cell>
          <table:table-cell table:number-columns-repeated="3"/>
          <table:table-cell office:value-type="string" calcext:value-type="string">
            <text:p>Multi-game 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13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River City Ransom</text:p>
          </table:table-cell>
          <table:table-cell office:value-type="string" calcext:value-type="string">
            <text:p>playaround</text:p>
          </table:table-cell>
          <table:table-cell table:number-columns-repeated="2"/>
          <table:table-cell office:value-type="string" calcext:value-type="string">
            <text:p>Also has 2 other catego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1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ega Man 2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 on Woodman stage, first screen transition glitch. Glitch is performed slightly differently on this compared to older verifi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5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warp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3-25</text:p>
          </table:table-cell>
          <table:table-cell office:value-type="string" calcext:value-type="string">
            <text:p>Previously verified but lacked video evidence until n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54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warples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3-25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195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Ghostbusters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inconsistent enemies (possibly needs initial RAM se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2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Wizardry II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Requires cartridge in order to start playback without resetting (might be able to start from everdrive menu if proper inputs prepende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5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onkey Kong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. The game initializes its own RAM during the 3rd/4th lag frame. Possible emulator inaccuracy causing different game behavio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9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he Great Waldo Search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3-27</text:p>
          </table:table-cell>
          <table:table-cell table:style-name="ce16" office:value-type="date" office:date-value="2021-03-27" calcext:value-type="date">
            <text:p>2021-03-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591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orth and South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3-27</text:p>
          </table:table-cell>
          <table:table-cell table:style-name="ce16" office:value-type="date" office:date-value="2021-03-27" calcext:value-type="date">
            <text:p>2021-03-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1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Archon: The Light and the Dark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ifferent RNG, but consist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99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Hydlid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03</text:p>
          </table:table-cell>
          <table:table-cell table:style-name="ce16" office:value-type="string" calcext:value-type="string">
            <text:p>(start from everdrive, requires START + 17 blank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Jaws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, after player goes diving the enemies are consisten, but not in the same positions as the encoded video. (+1/+2 frame doesn’t change anything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2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Pinball Quest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, after talking with the ghost. Ball is hit into the left tree and then drain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9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ini Putt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in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2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High Speed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immediately. Might be wrong ROM or needs blank fram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1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Indiana Jones and the Last Crusade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9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trider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at first significant screen glitc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4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Arkanoid</text:p>
          </table:table-cell>
          <table:table-cell office:value-type="string" calcext:value-type="string">
            <text:p>warpless</text:p>
          </table:table-cell>
          <table:table-cell/>
          <table:table-cell office:value-type="string" calcext:value-type="string">
            <text:p>2021-03-29</text:p>
          </table:table-cell>
          <table:table-cell office:value-type="string" calcext:value-type="string">
            <text:p>Required ViGreyTech’s fixed dump scri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61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ionic Commando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, at 8:52 in encoded video. Menu option should be right to “Transfer” but doesn’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2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uper Mario Bros. 3</text:p>
          </table:table-cell>
          <table:table-cell office:value-type="string" calcext:value-type="string">
            <text:p>warpless</text:p>
          </table:table-cell>
          <table:table-cell table:number-columns-repeated="2"/>
          <table:table-cell office:value-type="string" calcext:value-type="string">
            <text:p>Desyncs. And a different verified run also desyncs. Possible problem with replay devic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2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treemerz</text:p>
          </table:table-cell>
          <table:table-cell office:value-type="string" calcext:value-type="string">
            <text:p>Superb Joe mode</text:p>
          </table:table-cell>
          <table:table-cell table:number-columns-repeated="2"/>
          <table:table-cell office:value-type="string" calcext:value-type="string">
            <text:p>Desyncs semi-consistent. If it reaches first level, it desyncs exactly like “New PPU” mo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2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treemerz</text:p>
          </table:table-cell>
          <table:table-cell office:value-type="string" calcext:value-type="string">
            <text:p>Streeeeemerz mode</text:p>
          </table:table-cell>
          <table:table-cell table:number-columns-repeated="2"/>
          <table:table-cell office:value-type="string" calcext:value-type="string">
            <text:p>Desyncs consistently. Either selects wrong options if SRAM isn’t clear. Or desyncs at 2:35 (encode time)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2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uper C</text:p>
          </table:table-cell>
          <table:table-cell office:value-type="string" calcext:value-type="string">
            <text:p>2 players</text:p>
          </table:table-cell>
          <table:table-cell table:number-columns-repeated="2"/>
          <table:table-cell office:value-type="string" calcext:value-type="string">
            <text:p>Desyncs, in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5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inja Gaiden II: The Dark Sword of Chaos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3-30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242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attle City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in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4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Gimmick!</text:p>
          </table:table-cell>
          <table:table-cell office:value-type="string" calcext:value-type="string">
            <text:p>100%</text:p>
          </table:table-cell>
          <table:table-cell table:number-columns-repeated="2"/>
          <table:table-cell office:value-type="string" calcext:value-type="string">
            <text:p>Desyncs, in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8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attle Kid: Fortress of Peril</text:p>
          </table:table-cell>
          <table:table-cell office:value-type="string" calcext:value-type="string">
            <text:p>100%</text:p>
          </table:table-cell>
          <table:table-cell table:number-columns-repeated="2"/>
          <table:table-cell office:value-type="string" calcext:value-type="string">
            <text:p>Desyncs consistently, at about 11:23 (encode time), boss rains down lightning instead of a purple ball. <text:s/>Request by EZGam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9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attle Kid: Fortress of Peril</text:p>
          </table:table-cell>
          <table:table-cell office:value-type="string" calcext:value-type="string">
            <text:p>pause glitch</text:p>
          </table:table-cell>
          <table:table-cell table:number-columns-repeated="2"/>
          <table:table-cell office:value-type="string" calcext:value-type="string">
            <text:p>Desyncs consistently, at frame #8507. <text:a xlink:href="https://ptb.discord.com/channels/280806848909541376/799578989965737994/826928472072650762" xlink:type="simple">https://ptb.discord.com/channels/280806848909541376/799578989965737994/82692847207265076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2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aiyuuki World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3-31</text:p>
          </table:table-cell>
          <table:table-cell office:value-type="string" calcext:value-type="string">
            <text:p>Request by xxEzraBx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04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akeshi no Chousenjou</text:p>
          </table:table-cell>
          <table:table-cell office:value-type="string" calcext:value-type="string">
            <text:p>warp glitch</text:p>
          </table:table-cell>
          <table:table-cell/>
          <table:table-cell office:value-type="string" calcext:value-type="string">
            <text:p>2021-03-31</text:p>
          </table:table-cell>
          <table:table-cell office:value-type="string" calcext:value-type="string">
            <text:p>Request by EZGam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4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Chip ‘n Dale: Rescue Rangers 2</text:p>
          </table:table-cell>
          <table:table-cell office:value-type="string" calcext:value-type="string">
            <text:p>2 players</text:p>
          </table:table-cell>
          <table:table-cell/>
          <table:table-cell office:value-type="string" calcext:value-type="string">
            <text:p>2021-03-31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322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inja Gaiden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3-31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440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Contra</text:p>
          </table:table-cell>
          <table:table-cell office:value-type="string" calcext:value-type="string">
            <text:p>1 player</text:p>
          </table:table-cell>
          <table:table-cell table:number-columns-repeated="2"/>
          <table:table-cell office:value-type="string" calcext:value-type="string">
            <text:p>Desyncs consistently, at 1:02 (encode time) due to being damag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2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eenage Mutant Ninja Turtles III: The Manhattan Project</text:p>
          </table:table-cell>
          <table:table-cell office:value-type="string" calcext:value-type="string">
            <text:p>2 players</text:p>
          </table:table-cell>
          <table:table-cell table:number-columns-repeated="2"/>
          <table:table-cell office:value-type="string" calcext:value-type="string">
            <text:p>Desyncs, after main menu. Requested by xxEzraBx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1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Adventures of Tom Sawyer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semi-consistently. Bats during 5:57 to 6:12 drop down at random. It may sync if it can get past these bats, after enough tries. Requested by xxEzraBx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3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onald Land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inconsistently. (start from everdrive, requires START + 64 blanks) Requested by EZGam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8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Pizza Pop!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, at 0:44 (encode time), player gets hit by second cat and injured instead of the player hitting the cat. Requested by xxEzraBx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063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Power Punch 2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3-31</text:p>
          </table:table-cell>
          <table:table-cell office:value-type="string" calcext:value-type="string">
            <text:p>April Fool’s submis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8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Chack’n Pop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, at 0:22 (encode time), the purple enemy consistently moves up into the player on console, instead of turning lef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039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01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7066S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Punch-Out!! No TKO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inconsistentl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0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inja Gaiden III: The Ancient Ship of Doom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01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431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uper Mario Bros.</text:p>
          </table:table-cell>
          <table:table-cell office:value-type="string" calcext:value-type="string">
            <text:p>all item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04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281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stairs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04</text:p>
          </table:table-cell>
          <table:table-cell office:value-type="string" calcext:value-type="string">
            <text:p>Required reset capability and special dump scrip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9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EarthBound Beginnings (Mother)</text:p>
          </table:table-cell>
          <table:table-cell office:value-type="string" calcext:value-type="string">
            <text:p>warp glitch</text:p>
          </table:table-cell>
          <table:table-cell/>
          <table:table-cell office:value-type="string" calcext:value-type="string">
            <text:p>2021-04-04</text:p>
          </table:table-cell>
          <table:table-cell office:value-type="string" calcext:value-type="string">
            <text:p>Required reset capability. Request by ViGreyTe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7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, at 0:19 (encode time). <text:a xlink:href="https://ptb.discord.com/channels/280806848909541376/799578989965737994/828167460246388797" xlink:type="simple">https://ptb.discord.com/channels/280806848909541376/799578989965737994/828167460246388797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White Mage</text:p>
          </table:table-cell>
          <table:table-cell table:number-columns-repeated="2"/>
          <table:table-cell office:value-type="string" calcext:value-type="string">
            <text:p>Desyncs consistently, at 0:54 (encode time). <text:a xlink:href="https://ptb.discord.com/channels/280806848909541376/799578989965737994/828167460246388797" xlink:type="simple">https://ptb.discord.com/channels/280806848909541376/799578989965737994/828167460246388797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085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Kiwi Kraze - A Bird-Brained Adventure!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04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181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Chip ‘n Dale: Rescue Rangers</text:p>
          </table:table-cell>
          <table:table-cell office:value-type="string" calcext:value-type="string">
            <text:p>1 player</text:p>
          </table:table-cell>
          <table:table-cell/>
          <table:table-cell office:value-type="string" calcext:value-type="string">
            <text:p>2021-04-04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301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ega Man 4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at 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9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ragon Warrior II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04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<text:a xlink:href="https://www.youtube.com/watch?v=aEagh3u7G40" xlink:type="simple">https://www.youtube.com/watch?v=aEagh3u7G40</text:a>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uper Mario Bros. AISSO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09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7050S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ng’s Quest V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10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09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ltima: Quest of the Avatar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97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Crystalis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10</text:p>
          </table:table-cell>
          <table:table-cell office:value-type="string" calcext:value-type="string">
            <text:p>Desyncs. Requires resets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6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ragon Warrior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10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9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ragon Warrior III</text:p>
          </table:table-cell>
          <table:table-cell office:value-type="string" calcext:value-type="string">
            <text:p>item glitch</text:p>
          </table:table-cell>
          <table:table-cell/>
          <table:table-cell office:value-type="string" calcext:value-type="string">
            <text:p>2021-04-10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3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ragon Warrior III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10</text:p>
          </table:table-cell>
          <table:table-cell office:value-type="string" calcext:value-type="string">
            <text:p>Desyncs on emul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84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Dragon Warrior IV</text:p>
          </table:table-cell>
          <table:table-cell office:value-type="string" calcext:value-type="string">
            <text:p>any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2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Hard Relay Mario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0</text:p>
          </table:table-cell>
          <table:table-cell table:style-name="ce16" office:value-type="string" calcext:value-type="string">
            <text:p>Request by xxEzraBx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7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.C. Kids</text:p>
          </table:table-cell>
          <table:table-cell office:value-type="string" calcext:value-type="string">
            <text:p>all level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8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.C. Kid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4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River City Ransom</text:p>
          </table:table-cell>
          <table:table-cell office:value-type="string" calcext:value-type="string">
            <text:p>1 player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, enemies are not as the same lo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4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arnov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9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d Icaru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, enemies are not as the same lo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8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hadow of the Ninja</text:p>
          </table:table-cell>
          <table:table-cell office:value-type="string" calcext:value-type="string">
            <text:p>2 player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 consistently, enemies are not in the expected location, consistentl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58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4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5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ng Kong 2: Ikari no Megaton Punch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, inconsistent enemies (possibly needs initial RAM se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44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uper Mario Bros.</text:p>
          </table:table-cell>
          <table:table-cell office:value-type="string" calcext:value-type="string">
            <text:p>minimum A presse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855S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Clu Clu Lan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/>
          <table:table-cell office:value-type="string" calcext:value-type="string">
            <text:p>On hold. Requires resets! <text:s/>Rejected for stupid rea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6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Clu Clu Lan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8</text:p>
          </table:table-cell>
          <table:table-cell office:value-type="string" calcext:value-type="string">
            <text:p>Desyncs. Requires resets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859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uper Mario Bros. SSASSA+TEYIUT+AISSON</text:p>
          </table:table-cell>
          <table:table-cell office:value-type="string" calcext:value-type="string">
            <text:p>Warp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8</text:p>
          </table:table-cell>
          <table:table-cell office:value-type="string" calcext:value-type="string">
            <text:p>Rejected for stupid rea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9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he Karate Ki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8</text:p>
          </table:table-cell>
          <table:table-cell office:value-type="string" calcext:value-type="string">
            <text:p>Previous publication reverified, however this one desyncs consistently at beginning of second figh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4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Rush’n Attack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8</text:p>
          </table:table-cell>
          <table:table-cell office:value-type="string" calcext:value-type="string">
            <text:p>Previous publication verifi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70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isney’s The Little Mermai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8</text:p>
          </table:table-cell>
          <table:table-cell office:value-type="string" calcext:value-type="string">
            <text:p>Previous publication verifi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9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8</text:p>
          </table:table-cell>
          <table:table-cell office:value-type="string" calcext:value-type="string">
            <text:p>Previous publication verifi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www.youtube.com/watch?v=5JhLvHEi9Ys" xlink:type="simple">https://www.youtube.com/watch?v=5JhLvHEi9Ys</text:a>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uper Mario Bros. AISSO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02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Mitsume ga Tooru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451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inja Gaiden II: The Dark Sword of Chao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09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Mitsume ga Tooru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9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he Blues Brother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5</text:p>
          </table:table-cell>
          <table:table-cell office:value-type="string" calcext:value-type="string">
            <text:p>Desyncs in emulator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68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A Week of Garfiel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3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ecmo Super Bowl</text:p>
          </table:table-cell>
          <table:table-cell office:value-type="string" calcext:value-type="string">
            <text:p>playaround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5</text:p>
          </table:table-cell>
          <table:table-cell office:value-type="string" calcext:value-type="string">
            <text:p>Desyncs on console and emulator (using New PPU)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3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Wizardry III: Legacy of Llylgamyn</text:p>
          </table:table-cell>
          <table:table-cell office:value-type="string" calcext:value-type="string">
            <text:p>game end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5</text:p>
          </table:table-cell>
          <table:table-cell office:value-type="string" calcext:value-type="string">
            <text:p>Desyncs. Reset vector different from power-on; will need to test from power-on instea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97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uper Pitfall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6</text:p>
          </table:table-cell>
          <table:table-cell office:value-type="string" calcext:value-type="string">
            <text:p>Desyncs. Probably uninitialized RAM iss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5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Rockman 2 (Mega Man 2)</text:p>
          </table:table-cell>
          <table:table-cell office:value-type="string" calcext:value-type="string">
            <text:p>ziples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12S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Little Nemo: The Dream Master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06</text:p>
          </table:table-cell>
          <table:table-cell office:value-type="string" calcext:value-type="string">
            <text:p>Desyncs. Appears to be uninitialized RAM seeding R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4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ega Man 5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06</text:p>
          </table:table-cell>
          <table:table-cell office:value-type="string" calcext:value-type="string">
            <text:p>Desyncs consistently, at about 1:36 of encod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360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Castlevania III: Dracula’s Curse</text:p>
          </table:table-cell>
          <table:table-cell office:value-type="string" calcext:value-type="string">
            <text:p>Sypha path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Will likely desync due to R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69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he 3-D Battles of WorldRunner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5-06</text:p>
          </table:table-cell>
          <table:table-cell office:value-type="string" calcext:value-type="string">
            <text:p>Desyncs consistently, at about 1:15 of encode. Request by EZGam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68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The Krion Conques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Will likely desync due to R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0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Who Framed Roger Rabbi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06</text:p>
          </table:table-cell>
          <table:table-cell office:value-type="string" calcext:value-type="string">
            <text:p>Desyncs, likely consistentl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4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Galf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5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21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uts &amp; Milk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0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Rockin’ Kat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6</text:p>
          </table:table-cell>
          <table:table-cell office:value-type="string" calcext:value-type="string">
            <text:p>Desyncs consistently, within the first 5 seconds of gamepla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95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Metal Forc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77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Adventures of Lolo 3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6</text:p>
          </table:table-cell>
          <table:table-cell office:value-type="string" calcext:value-type="string">
            <text:p>Desyncs consistently, at frame #1713, about 0:30 (encode tim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87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atman: Return of the Joker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6</text:p>
          </table:table-cell>
          <table:table-cell office:value-type="string" calcext:value-type="string">
            <text:p>Desyncs consistently, at 0:25 (encode tim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3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ible Adventure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6</text:p>
          </table:table-cell>
          <table:table-cell office:value-type="string" calcext:value-type="string">
            <text:p>Desyncs, inconsistent animals. Proven: this game seeds RNG with uninitialized RA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70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Track &amp; Fiel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6</text:p>
          </table:table-cell>
          <table:table-cell office:value-type="string" calcext:value-type="string">
            <text:p>Resync required, simply add one extra ‘R’ press after the last input. Desyncs with new PPU/RNG without the resync. Also needs second input displa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4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Adventures of Lolo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5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ung Fu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7</text:p>
          </table:table-cell>
          <table:table-cell office:value-type="string" calcext:value-type="string">
            <text:p>Desyncs 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4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Adventures of Lolo 2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61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ltima: Exodu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4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he Bugs Bunny Birthday Blowou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7</text:p>
          </table:table-cell>
          <table:table-cell office:value-type="string" calcext:value-type="string">
            <text:p>Desyncs 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5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weet Hom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7</text:p>
          </table:table-cell>
          <table:table-cell office:value-type="string" calcext:value-type="string">
            <text:p>Desyncs almost immediately; appears consisten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20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stairs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9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ouble Moon Densetsu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3</text:p>
          </table:table-cell>
          <table:table-cell office:value-type="string" calcext:value-type="string">
            <text:p>Desyncs consistently, at around 5-6 minutes. PPU inaccuracy may be the caus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3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Cosmo Police: Galivan</text:p>
          </table:table-cell>
          <table:table-cell office:value-type="string" calcext:value-type="string">
            <text:p>game end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yncs consistently in emulator, when using New PPU. (Random Init RAM doesn’t appear to affect anything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etroid</text:p>
          </table:table-cell>
          <table:table-cell office:value-type="string" calcext:value-type="string">
            <text:p>low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3</text:p>
          </table:table-cell>
          <table:table-cell office:value-type="string" calcext:value-type="string">
            <text:p>Desyncs, inconsistently on both console and in emulator (with Random Init RAM)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7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Pwn Adventure Z</text:p>
          </table:table-cell>
          <table:table-cell office:value-type="string" calcext:value-type="string">
            <text:p>save glitch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5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6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Adventure Island III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3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reasure Master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3</text:p>
          </table:table-cell>
          <table:table-cell office:value-type="string" calcext:value-type="string">
            <text:p>Unable to test. SRAM must be specific value, not all zeros or all ones. TAS might be resync-able by using a reset in the main menu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23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olitair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5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25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Adventure Island III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8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uper Donkey Kong 2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5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1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James Bond Jr.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8</text:p>
          </table:table-cell>
          <table:table-cell office:value-type="string" calcext:value-type="string">
            <text:p>Desyncs, inconsistently. Probably requires initial RAM to be s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2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Jous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8</text:p>
          </table:table-cell>
          <table:table-cell office:value-type="string" calcext:value-type="string">
            <text:p>Desyncs consistently, immediately after start menu passes. Game pauses despite no second start inpu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1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Iron Tank: The Invasion of Normandy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8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1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pider-Man: Return of the Sinister Six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0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kate or Die 2: The Search for Double Troubl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8</text:p>
          </table:table-cell>
          <table:table-cell office:value-type="string" calcext:value-type="string">
            <text:p>Desyncs almost immediately. Publication notes the game is infamous for control problems. More research requir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Paperboy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8</text:p>
          </table:table-cell>
          <table:table-cell office:value-type="string" calcext:value-type="string">
            <text:p>Desyncs consistently. Emulator with New PPU shows very different lag frames, desyncing the tas.</text:p>
          </table:table-cell>
          <table:table-cell table:number-columns-repeated="1017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ES.A1:NES.G1048576">
            <calcext:condition calcext:apply-style-name="Verified" calcext:value="formula-is([.$B1]=&quot;Verified&quot;)" calcext:base-cell-address="NES.A1"/>
          </calcext:conditional-format>
          <calcext:conditional-format calcext:target-range-address="NES.A1:NES.G1048576">
            <calcext:condition calcext:apply-style-name="Unable" calcext:value="formula-is([.$B1]=&quot;Unable&quot;)" calcext:base-cell-address="NES.A1"/>
          </calcext:conditional-format>
          <calcext:conditional-format calcext:target-range-address="NES.A1:NES.G1048576">
            <calcext:condition calcext:apply-style-name="Unknown" calcext:value="formula-is([.$B1]=&quot;Unknown&quot;)" calcext:base-cell-address="NES.A1"/>
          </calcext:conditional-format>
          <calcext:conditional-format calcext:target-range-address="NES.A1:NES.G1048576">
            <calcext:condition calcext:apply-style-name="Priority" calcext:value="formula-is([.$B1]=&quot;Priority&quot;)" calcext:base-cell-address="NES.A1"/>
          </calcext:conditional-format>
          <calcext:conditional-format calcext:target-range-address="NES.A1:NES.G1048576">
            <calcext:condition calcext:apply-style-name="Focus" calcext:value="formula-is([.$B1]=&quot;Focus&quot;)" calcext:base-cell-address="NES.A1"/>
          </calcext:conditional-format>
          <calcext:conditional-format calcext:target-range-address="NES.A1:NES.G1048576">
            <calcext:condition calcext:apply-style-name="Planned" calcext:value="formula-is([.$B1]=&quot;Planned&quot;)" calcext:base-cell-address="NES.A1"/>
          </calcext:conditional-format>
        </calcext:conditional-formats>
      </table:table>
      <table:named-expressions/>
      <table:database-ranges>
        <table:database-range table:name="__Anonymous_Sheet_DB__0" table:target-range-address="NES.A1:NES.G13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erified" style:family="table-cell" style:parent-style-name="Default">
      <style:table-cell-properties fo:background-color="#8aff95" style:diagonal-bl-tr="none" style:diagonal-tl-br="none"/>
      <style:text-properties fo:color="#000000"/>
    </style:style>
    <style:style style:name="Unable" style:family="table-cell" style:parent-style-name="Default">
      <style:table-cell-properties fo:background-color="#ffa851"/>
    </style:style>
    <style:style style:name="Unknown" style:family="table-cell" style:parent-style-name="Default">
      <style:table-cell-properties fo:background-color="#d4c5c5"/>
    </style:style>
    <style:style style:name="Priority" style:family="table-cell" style:parent-style-name="Default">
      <style:table-cell-properties fo:background-color="#ffff5a"/>
    </style:style>
    <style:style style:name="Focus" style:family="table-cell" style:parent-style-name="Default">
      <style:table-cell-properties fo:background-color="#b16dff"/>
    </style:style>
    <style:style style:name="Planned" style:family="table-cell" style:parent-style-name="Default">
      <style:table-cell-properties fo:background-color="#83b6e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1:08:49.7498047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1:27:51.544539945</meta:creation-date>
    <dc:date>2021-06-01T11:18:49.708897320</dc:date>
    <meta:editing-duration>P7DT9H17M35S</meta:editing-duration>
    <meta:editing-cycles>156</meta:editing-cycles>
    <meta:generator>LibreOffice/6.4.7.2$Linux_X86_64 LibreOffice_project/40$Build-2</meta:generator>
    <meta:document-statistic meta:table-count="1" meta:cell-count="852" meta:object-count="0"/>
  </office:meta>
</office:document-meta>
</file>